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le1" style:family="table">
      <style:table-properties style:width="16.002cm" table:align="margins"/>
    </style:style>
    <style:style style:name="Tabelle1.A" style:family="table-column">
      <style:table-column-properties style:column-width="8.001cm" style:rel-column-width="32767*"/>
    </style:style>
    <style:style style:name="Tabelle1.B" style:family="table-column">
      <style:table-column-properties style:column-width="8.001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P1" style:family="paragraph" style:parent-style-name="Header">
      <style:text-properties fo:language="de" fo:country="DE"/>
    </style:style>
    <style:style style:name="P2" style:family="paragraph" style:parent-style-name="Header">
      <style:text-properties fo:language="de" fo:country="DE" officeooo:paragraph-rsid="0040eca9"/>
    </style:style>
    <style:style style:name="P3" style:family="paragraph" style:parent-style-name="Header">
      <style:paragraph-properties fo:text-align="center" style:justify-single-word="false"/>
      <style:text-properties fo:language="de" fo:country="DE" officeooo:rsid="003327f1" officeooo:paragraph-rsid="003327f1"/>
    </style:style>
    <style:style style:name="P4" style:family="paragraph" style:parent-style-name="Footer">
      <style:paragraph-properties>
        <style:tab-stops>
          <style:tab-stop style:position="7.938cm" style:type="center"/>
          <style:tab-stop style:position="15.753cm" style:type="right"/>
        </style:tab-stops>
      </style:paragraph-properties>
    </style:style>
    <style:style style:name="P5" style:family="paragraph" style:parent-style-name="Footer">
      <style:paragraph-properties>
        <style:tab-stops>
          <style:tab-stop style:position="7.938cm" style:type="center"/>
          <style:tab-stop style:position="17cm" style:type="right"/>
        </style:tab-stops>
      </style:paragraph-properties>
    </style:style>
    <style:style style:name="P6" style:family="paragraph" style:parent-style-name="Text_20_body">
      <style:text-properties officeooo:paragraph-rsid="004f6e87"/>
    </style:style>
    <style:style style:name="P7" style:family="paragraph" style:parent-style-name="Text_20_body">
      <style:text-properties officeooo:paragraph-rsid="005191a9"/>
    </style:style>
    <style:style style:name="P8" style:family="paragraph" style:parent-style-name="Text_20_body">
      <style:text-properties officeooo:paragraph-rsid="00522a7d"/>
    </style:style>
    <style:style style:name="P9" style:family="paragraph" style:parent-style-name="Text_20_body">
      <style:text-properties fo:language="de" fo:country="DE" officeooo:rsid="005191a9" officeooo:paragraph-rsid="005191a9"/>
    </style:style>
    <style:style style:name="P10" style:family="paragraph" style:parent-style-name="Text_20_body">
      <style:text-properties officeooo:paragraph-rsid="0056ac1c"/>
    </style:style>
    <style:style style:name="P11" style:family="paragraph" style:parent-style-name="Text_20_body">
      <style:text-properties officeooo:paragraph-rsid="005cce56"/>
    </style:style>
    <style:style style:name="P12" style:family="paragraph" style:parent-style-name="Text_20_body">
      <style:text-properties officeooo:paragraph-rsid="005edbc4"/>
    </style:style>
    <style:style style:name="P13" style:family="paragraph" style:parent-style-name="Subtitle">
      <style:paragraph-properties fo:margin-top="0.212cm" fo:margin-bottom="0.388cm" loext:contextual-spacing="false" style:writing-mode="lr-tb"/>
      <style:text-properties officeooo:paragraph-rsid="003d9a75"/>
    </style:style>
    <style:style style:name="P14" style:family="paragraph" style:parent-style-name="Subtitle">
      <style:paragraph-properties fo:margin-top="0.212cm" fo:margin-bottom="0.388cm" loext:contextual-spacing="false" style:writing-mode="lr-tb"/>
      <style:text-properties officeooo:paragraph-rsid="003e973b"/>
    </style:style>
    <style:style style:name="P15" style:family="paragraph" style:parent-style-name="Subtitle">
      <style:paragraph-properties fo:margin-top="0.212cm" fo:margin-bottom="0.388cm" loext:contextual-spacing="false" style:writing-mode="lr-tb"/>
      <style:text-properties fo:language="de" fo:country="DE"/>
    </style:style>
    <style:style style:name="P16" style:family="paragraph" style:parent-style-name="Quotations">
      <style:text-properties officeooo:paragraph-rsid="005191a9"/>
    </style:style>
    <style:style style:name="P17" style:family="paragraph" style:parent-style-name="Quotations">
      <style:text-properties officeooo:paragraph-rsid="00522a7d"/>
    </style:style>
    <style:style style:name="P18" style:family="paragraph" style:parent-style-name="Quotations">
      <style:text-properties fo:language="de" fo:country="DE" officeooo:paragraph-rsid="005191a9"/>
    </style:style>
    <style:style style:name="P19" style:family="paragraph" style:parent-style-name="Quotations">
      <style:text-properties officeooo:paragraph-rsid="005c2f1c"/>
    </style:style>
    <style:style style:name="P20" style:family="paragraph" style:parent-style-name="Verzeichnis_20_1">
      <style:paragraph-properties>
        <style:tab-stops>
          <style:tab-stop style:position="16.002cm" style:type="right" style:leader-style="dotted" style:leader-text="."/>
        </style:tab-stops>
      </style:paragraph-properties>
    </style:style>
    <style:style style:name="P21" style:family="paragraph" style:parent-style-name="Text_20_body" style:list-style-name="L1">
      <style:text-properties officeooo:paragraph-rsid="004f6e87"/>
    </style:style>
    <style:style style:name="P22" style:family="paragraph" style:parent-style-name="Heading_20_1">
      <style:text-properties fo:language="de" fo:country="DE"/>
    </style:style>
    <style:style style:name="P23" style:family="paragraph" style:parent-style-name="Heading_20_1">
      <style:text-properties fo:language="de" fo:country="DE" officeooo:paragraph-rsid="00522a7d"/>
    </style:style>
    <style:style style:name="P24" style:family="paragraph" style:parent-style-name="Title" style:master-page-name="MPF0">
      <style:paragraph-properties style:page-number="auto" fo:break-before="page"/>
      <style:text-properties fo:language="de" fo:country="DE"/>
    </style:style>
    <style:style style:name="T1" style:family="text">
      <style:text-properties fo:language="de" fo:country="DE"/>
    </style:style>
    <style:style style:name="T2" style:family="text">
      <style:text-properties fo:language="de" fo:country="DE" officeooo:rsid="003c36db"/>
    </style:style>
    <style:style style:name="T3" style:family="text">
      <style:text-properties fo:language="de" fo:country="DE" officeooo:rsid="003d9a75"/>
    </style:style>
    <style:style style:name="T4" style:family="text">
      <style:text-properties fo:language="de" fo:country="DE" officeooo:rsid="004c1a6d"/>
    </style:style>
    <style:style style:name="T5" style:family="text">
      <style:text-properties fo:language="de" fo:country="DE" officeooo:rsid="004f6e87" fo:background-color="transparent" loext:char-shading-value="0"/>
    </style:style>
    <style:style style:name="T6" style:family="text">
      <style:text-properties fo:language="de" fo:country="DE" officeooo:rsid="0050f333" fo:background-color="transparent" loext:char-shading-value="0"/>
    </style:style>
    <style:style style:name="T7" style:family="text">
      <style:text-properties fo:language="de" fo:country="DE" officeooo:rsid="005191a9" fo:background-color="transparent" loext:char-shading-value="0"/>
    </style:style>
    <style:style style:name="T8" style:family="text">
      <style:text-properties fo:language="de" fo:country="DE" officeooo:rsid="00522a7d" fo:background-color="transparent" loext:char-shading-value="0"/>
    </style:style>
    <style:style style:name="T9" style:family="text">
      <style:text-properties fo:language="de" fo:country="DE" officeooo:rsid="0053e18b" fo:background-color="transparent" loext:char-shading-value="0"/>
    </style:style>
    <style:style style:name="T10" style:family="text">
      <style:text-properties fo:language="de" fo:country="DE" officeooo:rsid="0056ac1c" fo:background-color="transparent" loext:char-shading-value="0"/>
    </style:style>
    <style:style style:name="T11" style:family="text">
      <style:text-properties fo:language="de" fo:country="DE" officeooo:rsid="005cce56" fo:background-color="transparent" loext:char-shading-value="0"/>
    </style:style>
    <style:style style:name="T12" style:family="text">
      <style:text-properties fo:language="de" fo:country="DE" officeooo:rsid="005edbc4" fo:background-color="transparent" loext:char-shading-value="0"/>
    </style:style>
    <style:style style:name="T13" style:family="text">
      <style:text-properties officeooo:rsid="004c1a6d"/>
    </style:style>
    <style:style style:name="T14" style:family="text">
      <style:text-properties officeooo:rsid="005cce56"/>
    </style:style>
    <style:style style:name="T15" style:family="text">
      <style:text-properties officeooo:rsid="005ebca3"/>
    </style:style>
    <style:style style:name="T16" style:family="text">
      <style:text-properties officeooo:rsid="005fa41b"/>
    </style:style>
    <style:style style:name="T17" style:family="text">
      <style:text-properties officeooo:rsid="006197ae"/>
    </style:style>
    <style:style style:name="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121" number:language="en" number:country="US">
      <number:day number:calendar="gregorian"/>
      <number:text>. </number:text>
      <number:month number:calendar="gregorian" number:style="long" number:textual="true"/>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4"><text:bookmark-start text:name="Ref_AufgabeName"/>Aufgabe 1: <text:span text:style-name="T13">Superstar</text:span><text:bookmark-end text:name="Ref_AufgabeName"/></text:p>
      <text:p text:style-name="P13"><text:bookmark-start text:name="Ref_TeamID"/><text:span text:style-name="Absatz-Standardschriftart"><text:span text:style-name="T1">Team-ID: </text:span></text:span><text:span text:style-name="Absatz-Standardschriftart"><text:span text:style-name="T2">00381</text:span></text:span><text:bookmark-end text:name="Ref_TeamID"/></text:p>
      <text:p text:style-name="P13"><text:bookmark-start text:name="Ref_TeamName"/><text:span text:style-name="Absatz-Standardschriftart"><text:span text:style-name="T1">Team-</text:span></text:span><text:span text:style-name="Absatz-Standardschriftart"><text:span text:style-name="T3">Na</text:span></text:span><text:span text:style-name="Absatz-Standardschriftart"><text:span text:style-name="T1">me: </text:span></text:span><text:span text:style-name="Absatz-Standardschriftart"><text:span text:style-name="T4">EinSteine</text:span></text:span><text:bookmark-end text:name="Ref_TeamName"/></text:p>
      <text:p text:style-name="P14"><text:span text:style-name="Absatz-Standardschriftart"><text:span text:style-name="T3">Bearbeiter/-innen dieser Aufgabe:<text:line-break/>Oliver Schirmer, Konrad Walter, Paskal Paesler, Corey Attireh</text:span></text:span></text:p>
      <text:p text:style-name="P15"><text:date style:data-style-name="N10121" text:date-value="2018-11-20T19:40:53.643999737">20. November 2018</text:date></text:p>
      <text:table-of-content text:style-name="Sect1" text:name="_TOC3">
        <text:table-of-content-source text:outline-level="9">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Inhaltsverzeichnis</text:p>
          </text:index-title>
          <text:p text:style-name="P20"><text:a xlink:type="simple" xlink:href="#__RefHeading___Toc105_1452926801" text:style-name="Internet_20_link" text:visited-style-name="Visited_20_Internet_20_Link">Lösungsidee<text:tab/>1</text:a></text:p>
          <text:p text:style-name="P20"><text:a xlink:type="simple" xlink:href="#__RefHeading___Toc107_1452926801" text:style-name="Internet_20_link" text:visited-style-name="Visited_20_Internet_20_Link">Umsetzung<text:tab/>1</text:a></text:p>
          <text:p text:style-name="P20"><text:a xlink:type="simple" xlink:href="#__RefHeading___Toc109_1452926801" text:style-name="Internet_20_link" text:visited-style-name="Visited_20_Internet_20_Link">Beispiele<text:tab/>2</text:a></text:p>
          <text:p text:style-name="P20"><text:a xlink:type="simple" xlink:href="#__RefHeading___Toc111_1452926801" text:style-name="Internet_20_link" text:visited-style-name="Visited_20_Internet_20_Link">Quellcode<text:tab/>3</text:a></text:p>
        </text:index-body>
      </text:table-of-content>
      <text:h text:style-name="P22" text:outline-level="1"><text:bookmark-start text:name="__RefHeading___Toc105_1452926801"/>Lösungsidee<text:bookmark-end text:name="__RefHeading___Toc105_1452926801"/></text:h>
      <text:p text:style-name="P6"><text:span text:style-name="Absatz-Standardschriftart"><text:span text:style-name="T5">Aus der Aufgabenstellung gehen folgende zwei Bedingungen hervor, damit es sich bei einem Mitglied um den Superstar handelt:</text:span></text:span></text:p>
      <text:list xml:id="list2431526044" text:style-name="L1">
        <text:list-item>
          <text:p text:style-name="P21"><text:span text:style-name="Absatz-Standardschriftart"><text:span text:style-name="T5">Der vermeintliche Superstar darf keinem anderen Mitglied in der Gruppe folgen.</text:span></text:span></text:p>
        </text:list-item>
        <text:list-item>
          <text:p text:style-name="P21"><text:span text:style-name="Absatz-Standardschriftart"><text:span text:style-name="T5">Jedes Mitglied der Gruppe muss dem vermeintlichen Superstar folgen.</text:span></text:span></text:p>
        </text:list-item>
      </text:list>
      <text:p text:style-name="P6"><text:span text:style-name="Absatz-Standardschriftart"><text:span text:style-name="T5">Aus diesen beiden Bedingungen ergibt sich auch schon der Lösungsansatz. Es werden alle </text:span></text:span><text:span text:style-name="Absatz-Standardschriftart"><text:span text:style-name="T9">Mitglieder</text:span></text:span><text:span text:style-name="Absatz-Standardschriftart"><text:span text:style-name="T5"> nacheinander durchgegangen und auf beide Bedingungen hin überprüft, angefangen bei der ersten Bedingung. Das ist insofern wichtig, da dadurch die Anzahl der benötigten Anfragen, durch ein „Fail-Fast“ System, stark minimiert werden kann. Wird ein </text:span></text:span><text:span text:style-name="Absatz-Standardschriftart"><text:span text:style-name="T9">Mitglied</text:span></text:span><text:span text:style-name="Absatz-Standardschriftart"><text:span text:style-name="T5"> gefunden, dem das momentan getestete Mitglied folgt, wird direkt zum nächsten </text:span></text:span><text:span text:style-name="Absatz-Standardschriftart"><text:span text:style-name="T10">möglichen Superstar </text:span></text:span><text:span text:style-name="Absatz-Standardschriftart"><text:span text:style-name="T5">gesprungen. Selbiges gilt für die Überprüfung der 2. Bedingung.</text:span></text:span></text:p>
      <text:p text:style-name="P10"><text:span text:style-name="Absatz-Standardschriftart"><text:span text:style-name="T5">Wichtig, um die benötigte Anzahl nochmals zu minimieren, ist ein Speicher, der bereits durchgeführte Anfragen </text:span></text:span><text:span text:style-name="Absatz-Standardschriftart"><text:span text:style-name="T10">hält</text:span></text:span><text:span text:style-name="Absatz-Standardschriftart"><text:span text:style-name="T5"> und bei nochmaliger Anfrage das Ergebnis sofort liefert, ohne weitere Kosten zu verursachen.</text:span></text:span></text:p>
      <text:p text:style-name="P11"><text:span text:style-name="Absatz-Standardschriftart"><text:span text:style-name="T11">Um die maximale nötige Anzahl an </text:span></text:span><text:span text:style-name="Absatz-Standardschriftart"><text:span text:style-name="T12">Anfragen zu bestimmen, muss man für die Verbindung jedes Mitglieds 2 Anfragen zu jedem anderen Mitglied mit einberechnen. Damit lässt sich folgende Formel bilden: </text:span></text:span><text:span text:style-name="Absatz-Standardschriftart"><text:span text:style-name="T12"><draw:frame draw:style-name="fr2" draw:name="Objekt1" text:anchor-type="as-char" svg:width="2.963cm" svg:height="0.506cm" draw:z-index="0"><draw:object xlink:href="./Object 1" xlink:type="simple" xlink:show="embed" xlink:actuate="onLoad"/><draw:image xlink:href="./ObjectReplacements/Object 1" xlink:type="simple" xlink:show="embed" xlink:actuate="onLoad"/></draw:frame></text:span></text:span></text:p>
      <text:p text:style-name="P12"><text:span text:style-name="Absatz-Standardschriftart"><text:span text:style-name="T12">Der Teil in Klammer stellt die Gaußsche Summenformel bezogen auf n-1 dar, wobei n der Anzahl der Mitglieder entspricht, wodurch die Anzahl der Verbindungen zwischen n Mitgliedern berechnet werden kann. Diese wird dann verdoppelt, da es jeweils eine Anfrage hin und zurück geben kann.</text:span></text:span></text:p>
      <text:h text:style-name="P22" text:outline-level="1"><text:bookmark-start text:name="__RefHeading___Toc107_1452926801"/>Umsetzung<text:bookmark-end text:name="__RefHeading___Toc107_1452926801"/></text:h>
      <text:p text:style-name="P6"><text:span text:style-name="Absatz-Standardschriftart"><text:span text:style-name="T5">Das grundsätzliche Überprüfen der Bedingungen erfolgt durch eine </text:span></text:span><text:span text:style-name="Absatz-Standardschriftart"><text:span text:style-name="T6">Verschachtlung</text:span></text:span><text:span text:style-name="Absatz-Standardschriftart"><text:span text:style-name="T5"> von for-Schleifen. Dabei gibt es eine </text:span></text:span><text:span text:style-name="Absatz-Standardschriftart"><text:span text:style-name="T6">übergeordnete</text:span></text:span><text:span text:style-name="Absatz-Standardschriftart"><text:span text:style-name="T5"> Schleife, die durch alle </text:span></text:span><text:span text:style-name="Absatz-Standardschriftart"><text:span text:style-name="T9">Mitglieder</text:span></text:span><text:span text:style-name="Absatz-Standardschriftart"><text:span text:style-name="T5"> iteriert und </text:span></text:span><text:span text:style-name="Absatz-Standardschriftart"><text:span text:style-name="T9">eine</text:span></text:span><text:span text:style-name="Absatz-Standardschriftart"><text:span text:style-name="T5"> weitere Schleife, die sich in ihr befinde</text:span></text:span><text:span text:style-name="Absatz-Standardschriftart"><text:span text:style-name="T9">t</text:span></text:span><text:span text:style-name="Absatz-Standardschriftart"><text:span text:style-name="T5"> und die beiden Bedingungen überprüf</text:span></text:span><text:span text:style-name="Absatz-Standardschriftart"><text:span text:style-name="T9">t</text:span></text:span><text:span text:style-name="Absatz-Standardschriftart"><text:span text:style-name="T5">.</text:span></text:span></text:p>
      <text:p text:style-name="P6"><text:soft-page-break/><text:span text:style-name="Absatz-Standardschriftart"><text:span text:style-name="T9">In der</text:span></text:span><text:span text:style-name="Absatz-Standardschriftart"><text:span text:style-name="T5"> untergeordneten Schleifen wird geprüft, ob es sich um das Mitglied in der übergeordneten Schleife handelt, welches logischerweise übersprungen wird, da dieses für die Bedingungen nicht relevant ist.</text:span></text:span></text:p>
      <text:p text:style-name="P6"><text:span text:style-name="Absatz-Standardschriftart"><text:span text:style-name="T5">Wird in der untergeordneten Schleife ermittelt, dass der vermeintliche Superstar jemandem folgt, wird </text:span></text:span><text:span text:style-name="Absatz-Standardschriftart"><text:span text:style-name="T7">in der übergeordneten Schleife </text:span></text:span><text:span text:style-name="Absatz-Standardschriftart"><text:span text:style-name="T5">zum nächsten Mitglied gesprungen und dieses überprüft. Selbiges passier</text:span></text:span><text:span text:style-name="Absatz-Standardschriftart"><text:span text:style-name="T9">t</text:span></text:span><text:span text:style-name="Absatz-Standardschriftart"><text:span text:style-name="T5">, wenn ermittelt wird, dass ein Mitglied dem vermeintlichen Superstar nicht folgt.</text:span></text:span></text:p>
      <text:h text:style-name="P22" text:outline-level="1"><text:bookmark-start text:name="__RefHeading___Toc109_1452926801"/>Beispiele<text:bookmark-end text:name="__RefHeading___Toc109_1452926801"/></text:h>
      <text:p text:style-name="P9">In diesem Abschnitt gehe ich auf die Originalbeispiele der Webseite (https://bwinf.de/bundeswettbewerb/37-bwinf/1-runde/material-371/) ein:</text:p>
      <text:p text:style-name="P7"><text:span text:style-name="Absatz-Standardschriftart"><text:span text:style-name="T7">Beispiel 1:</text:span></text:span></text:p>
      <text:p text:style-name="P7"><text:span text:style-name="Absatz-Standardschriftart"><text:span text:style-name="T7">An diesem relativ simplen Beispiel lässt sich das praktische Arbeiten des Algorithmus sehr gut verbildlichen.<text:line-break/>Die Mitglieder Selena, Justin und Hailey wurden in der gleichen Reihenfolge, wie in der Datei vorgegeben eingelesen. Daraus folgt, dass der Algorithmus bei der Überprüfung mit Selena beginnt. Zuerst muss dieser Ermitteln, ob Selena jemandem folgt, und da das Mitglied selbst </text:span></text:span><text:span text:style-name="Absatz-Standardschriftart"><text:span text:style-name="T10">übersprungen</text:span></text:span><text:span text:style-name="Absatz-Standardschriftart"><text:span text:style-name="T7"> wird, ist die 1. </text:span></text:span><text:span text:style-name="Absatz-Standardschriftart"><text:span text:style-name="T11">Anfrage</text:span></text:span><text:span text:style-name="Absatz-Standardschriftart"><text:span text:style-name="T7">, ob Selena Justin folgt. Diese wird mit false, also nein beantwortet, weshalb der Algorithmus auch noch die Anfrage stellt, ob Selena Hailey folgt. Dies ist true, also wahr, weshalb die übergeordnete Schleife mit der Überprüfung Justin‘s fortführt. Dieser folgt </text:span></text:span><text:span text:style-name="Absatz-Standardschriftart"><text:span text:style-name="T10">zwar</text:span></text:span><text:span text:style-name="Absatz-Standardschriftart"><text:span text:style-name="T7"> nicht Selena, jedoch Hailey. Somit ist auch er kein Superstar.<text:line-break/>Bei der Überprüfung Hailey‘s stellt sich heraus, dass sie keinem der beiden anderen folgt, jedoch werden die beiden Anfragen zur Überprüfung, ob die beiden anderen Mitglieder Hailey folgen nicht gestellt. Das liegt an dem bereits angesprochenen Speicher (Cache), der die zuvor gestellten Anfragen (Selena→Hailey &amp; Justin → Hailey), sofort mit ja beantwortet.<text:line-break/>Damit ist Hailey nach 6 </text:span></text:span><text:span text:style-name="Absatz-Standardschriftart"><text:span text:style-name="T11">Anfragen</text:span></text:span><text:span text:style-name="Absatz-Standardschriftart"><text:span text:style-name="T7"> als Superstar ermittelt worden.</text:span></text:span></text:p>
      <table:table table:name="Tabelle1" table:style-name="Tabelle1">
        <table:table-column table:style-name="Tabelle1.A"/>
        <table:table-column table:style-name="Tabelle1.B"/>
        <table:table-row>
          <table:table-cell table:style-name="Tabelle1.A1" office:value-type="string">
            <text:p text:style-name="P8"><text:span text:style-name="Absatz-Standardschriftart"><text:span text:style-name="T7">Eingabe:</text:span></text:span></text:p>
            <text:p text:style-name="P17"><text:span text:style-name="Absatz-Standardschriftart">Selena Justin Hailey</text:span></text:p>
            <text:p text:style-name="P17"><text:span text:style-name="Absatz-Standardschriftart">Selena Hailey</text:span></text:p>
            <text:p text:style-name="P17"><text:span text:style-name="Absatz-Standardschriftart">Justin Hailey</text:span></text:p>
          </table:table-cell>
          <table:table-cell table:style-name="Tabelle1.B1" office:value-type="string">
            <text:p text:style-name="P8"><text:span text:style-name="Absatz-Standardschriftart">Ausgabe:</text:span></text:p>
            <text:p text:style-name="P17">---ALGORITHMUS---</text:p>
            <text:p text:style-name="P17">Selena-&gt;Justin? false</text:p>
            <text:p text:style-name="P17">Selena-&gt;Hailey? true</text:p>
            <text:p text:style-name="P17">Justin-&gt;Selena? false</text:p>
            <text:p text:style-name="P17">Justin-&gt;Hailey? true</text:p>
            <text:p text:style-name="P17">Hailey-&gt;Selena? false</text:p>
            <text:p text:style-name="P17">Hailey-&gt;Justin? false</text:p>
            <text:p text:style-name="P17">---ERGEBNIS---</text:p>
            <text:p text:style-name="P17">User: 3</text:p>
            <text:p text:style-name="P17">Superstar: Hailey</text:p>
            <text:p text:style-name="Quotations">Maximale Kosten: 6</text:p>
            <text:p text:style-name="P17"><text:span text:style-name="T14">Anfragen</text:span>/Kosten: 6</text:p>
          </table:table-cell>
        </table:table-row>
      </table:table>
      <text:p text:style-name="P8"><text:span text:style-name="Absatz-Standardschriftart"><text:span text:style-name="T8">Bei den folgenden Beispiel wurde auf eine detailliertere Erläuterung verzichtet, da diese nach dem selbigen Verfahren verläuft.</text:span></text:span></text:p>
      <text:p text:style-name="P7"><text:span text:style-name="Absatz-Standardschriftart"><text:span text:style-name="T7">Beispiel 2:</text:span></text:span></text:p>
      <text:p text:style-name="P18">---ERGEBNIS---</text:p>
      <text:p text:style-name="P18">User: 5</text:p>
      <text:p text:style-name="Quotations">Superstar: Dijkstra</text:p>
      <text:p text:style-name="Quotations">Maximale Kosten: 20</text:p>
      <text:p text:style-name="P18">A<text:span text:style-name="T14">n</text:span>fragen/Kosten: 10</text:p>
      <text:p text:style-name="P7"><text:span text:style-name="Absatz-Standardschriftart"><text:span text:style-name="T7">Beispiel 3:</text:span></text:span></text:p>
      <text:p text:style-name="P18">---ERGEBNIS---</text:p>
      <text:p text:style-name="P18">User: 8</text:p>
      <text:p text:style-name="Quotations">Superstar: /</text:p>
      <text:p text:style-name="P19">Maximale Kosten: 56</text:p>
      <text:p text:style-name="P18"><text:soft-page-break/>A<text:span text:style-name="T14">n</text:span>fragen/Kosten: 8</text:p>
      <text:p text:style-name="P7"><text:span text:style-name="Absatz-Standardschriftart"><text:span text:style-name="T7">Beispiel 4:</text:span></text:span></text:p>
      <text:p text:style-name="P16">---ERGEBNIS---</text:p>
      <text:p text:style-name="P16">User: 80</text:p>
      <text:p text:style-name="Quotations">Superstar: Folke</text:p>
      <text:p text:style-name="P19">Maximale Kosten: 6320</text:p>
      <text:p text:style-name="P16">A<text:span text:style-name="T14">n</text:span>fragen/Kosten: 204</text:p>
      <text:h text:style-name="P23" text:outline-level="1"><text:bookmark-start text:name="__RefHeading___Toc111_1452926801"/>Quellcode<text:bookmark-end text:name="__RefHeading___Toc111_1452926801"/></text:h>
      <text:p text:style-name="Quotations"><text:span text:style-name="Source_20_Text">package de.</text:span><text:span text:style-name="Source_20_Text"><text:span text:style-name="T17">ncrypted</text:span></text:span><text:span text:style-name="Source_20_Text">.superstar;</text:span></text:p>
      <text:p text:style-name="Quotations"><text:span text:style-name="Source_20_Text"/></text:p>
      <text:p text:style-name="Quotations"><text:span text:style-name="Source_20_Text">/**</text:span></text:p>
      <text:p text:style-name="Quotations"><text:span text:style-name="Source_20_Text"><text:s/>* @author ncrypted</text:span></text:p>
      <text:p text:style-name="Quotations"><text:span text:style-name="Source_20_Text"><text:s/>*/</text:span></text:p>
      <text:p text:style-name="Quotations"><text:span text:style-name="Source_20_Text">public class Superstar {</text:span></text:p>
      <text:p text:style-name="Quotations"><text:span text:style-name="Source_20_Text"/></text:p>
      <text:p text:style-name="Quotations"><text:span text:style-name="Source_20_Text"><text:s text:c="4"/>private static List&lt;User&gt; users = new ArrayList();</text:span></text:p>
      <text:p text:style-name="Quotations"><text:span text:style-name="Source_20_Text"><text:s text:c="4"/>private static List&lt;Connection&gt; followCache = new ArrayList&lt;&gt;();</text:span></text:p>
      <text:p text:style-name="Quotations"><text:span text:style-name="Source_20_Text"><text:s text:c="4"/>private static int costs = 0;</text:span></text:p>
      <text:p text:style-name="Quotations"><text:span text:style-name="Source_20_Text"/></text:p>
      <text:p text:style-name="Quotations"><text:span text:style-name="Source_20_Text"><text:s text:c="4"/>public static void main(String[] args) {</text:span></text:p>
      <text:p text:style-name="Quotations"><text:span text:style-name="Source_20_Text"><text:s text:c="8"/>System.out.println("---INFOS---");</text:span></text:p>
      <text:p text:style-name="Quotations"><text:span text:style-name="Source_20_Text"><text:s text:c="8"/>// Lese die Daten aus der Datei ein</text:span></text:p>
      <text:p text:style-name="Quotations"><text:span text:style-name="Source_20_Text"><text:s text:c="8"/>readUsersData(</text:span><text:span text:style-name="Source_20_Text"><text:span text:style-name="T16">userDataFileName</text:span></text:span><text:span text:style-name="Source_20_Text">);</text:span></text:p>
      <text:p text:style-name="Quotations"><text:span text:style-name="Source_20_Text"><text:s text:c="8"/>System.out.println("---ALGORITHMUS---");</text:span></text:p>
      <text:p text:style-name="Quotations"><text:span text:style-name="Source_20_Text"><text:s text:c="8"/>// Fuehre den Algorithmus aus</text:span></text:p>
      <text:p text:style-name="Quotations"><text:span text:style-name="Source_20_Text"><text:s text:c="8"/>User superstar = getSuperstar();</text:span></text:p>
      <text:p text:style-name="Quotations"><text:span text:style-name="Source_20_Text"><text:s text:c="8"/>System.out.println("---ERGEBNIS---");</text:span></text:p>
      <text:p text:style-name="Quotations"><text:span text:style-name="Source_20_Text"><text:s text:c="8"/>System.out.println("User: " + users.size());</text:span></text:p>
      <text:p text:style-name="Quotations"><text:span text:style-name="Source_20_Text"><text:s text:c="8"/>System.out.println("Superstar: " + (superstar == null ? "/" : superstar.getName()));</text:span></text:p>
      <text:p text:style-name="Quotations"><text:span text:style-name="Source_20_Text"><text:s text:c="8"/>System.out.println("Maximale Kosten: " + (2 * ((users.size() - 1) * users.size() / 2)));</text:span></text:p>
      <text:p text:style-name="Quotations"><text:span text:style-name="Source_20_Text"><text:s text:c="8"/>System.out.println("A</text:span><text:span text:style-name="Source_20_Text"><text:span text:style-name="T15">n</text:span></text:span><text:span text:style-name="Source_20_Text">fragen/Kosten: " + costs);</text:span></text:p>
      <text:p text:style-name="Quotations"><text:span text:style-name="Source_20_Text"><text:s text:c="4"/>}</text:span></text:p>
      <text:p text:style-name="Quotations"><text:span text:style-name="Source_20_Text"/></text:p>
      <text:p text:style-name="Quotations"><text:span text:style-name="Source_20_Text"><text:s text:c="4"/>private static User getSuperstar() {</text:span></text:p>
      <text:p text:style-name="Quotations"><text:span text:style-name="Source_20_Text"><text:s text:c="8"/>first:</text:span></text:p>
      <text:p text:style-name="Quotations"><text:span text:style-name="Source_20_Text"><text:s text:c="8"/>for (User user : users) {</text:span></text:p>
      <text:p text:style-name="Quotations"><text:span text:style-name="Source_20_Text"><text:s text:c="12"/>// Pruefe ob der User jemandem folgt &amp; ob alle dem User folgen</text:span></text:p>
      <text:p text:style-name="Quotations"><text:span text:style-name="Source_20_Text"><text:s text:c="12"/>for (User other : users) {</text:span></text:p>
      <text:p text:style-name="Quotations"><text:span text:style-name="Source_20_Text"><text:s text:c="16"/>if (other == user) {</text:span></text:p>
      <text:p text:style-name="Quotations"><text:span text:style-name="Source_20_Text"><text:s text:c="20"/>continue;</text:span></text:p>
      <text:p text:style-name="Quotations"><text:span text:style-name="Source_20_Text"><text:s text:c="16"/>}</text:span></text:p>
      <text:p text:style-name="Quotations"><text:span text:style-name="Source_20_Text"><text:s text:c="16"/>// Falls er jemandem folgt, kann er kein Superstar sein -&gt; Gehe zum nächsten User</text:span></text:p>
      <text:p text:style-name="Quotations"><text:span text:style-name="Source_20_Text"><text:s text:c="16"/>if (doesFollow(user, other)) {</text:span></text:p>
      <text:p text:style-name="Quotations"><text:span text:style-name="Source_20_Text"><text:s text:c="20"/>continue first;</text:span></text:p>
      <text:p text:style-name="Quotations"><text:span text:style-name="Source_20_Text"><text:s text:c="16"/>}</text:span></text:p>
      <text:p text:style-name="Quotations"><text:span text:style-name="Source_20_Text"><text:s text:c="16"/>// Falls jemand ihm nicht folgt, kann er kein Superstar sein -&gt; Gehe zum nächsten User</text:span></text:p>
      <text:p text:style-name="Quotations"><text:span text:style-name="Source_20_Text"><text:s text:c="16"/>if (!doesFollow(other, user)) {</text:span></text:p>
      <text:p text:style-name="Quotations"><text:span text:style-name="Source_20_Text"><text:s text:c="20"/>continue first;</text:span></text:p>
      <text:p text:style-name="Quotations"><text:span text:style-name="Source_20_Text"><text:s text:c="16"/>}</text:span></text:p>
      <text:p text:style-name="Quotations"><text:span text:style-name="Source_20_Text"><text:s text:c="12"/>}</text:span></text:p>
      <text:p text:style-name="Quotations"><text:span text:style-name="Source_20_Text"><text:s text:c="12"/>return user;</text:span></text:p>
      <text:p text:style-name="Quotations"><text:span text:style-name="Source_20_Text"><text:s text:c="8"/>}</text:span></text:p>
      <text:p text:style-name="Quotations"><text:soft-page-break/><text:span text:style-name="Source_20_Text"><text:s text:c="8"/>return null;</text:span></text:p>
      <text:p text:style-name="Quotations"><text:span text:style-name="Source_20_Text"><text:s text:c="4"/>}</text:span></text:p>
      <text:p text:style-name="Quotations"><text:span text:style-name="Source_20_Text"/></text:p>
      <text:p text:style-name="Quotations"><text:span text:style-name="Source_20_Text"><text:s text:c="4"/>public static class User {</text:span></text:p>
      <text:p text:style-name="Quotations"><text:span text:style-name="Source_20_Text"><text:s text:c="8"/>private String name;</text:span></text:p>
      <text:p text:style-name="Quotations"><text:span text:style-name="Source_20_Text"><text:s text:c="8"/>private List&lt;User&gt; following = new ArrayList&lt;&gt;();</text:span></text:p>
      <text:p text:style-name="Quotations"><text:span text:style-name="Source_20_Text"/></text:p>
      <text:p text:style-name="Quotations"><text:span text:style-name="Source_20_Text"><text:s text:c="8"/>public User(String name) {</text:span></text:p>
      <text:p text:style-name="Quotations"><text:span text:style-name="Source_20_Text"><text:s text:c="12"/>System.out.println("neuer User: " + name);</text:span></text:p>
      <text:p text:style-name="Quotations"><text:span text:style-name="Source_20_Text"><text:s text:c="12"/>this.name = name;</text:span></text:p>
      <text:p text:style-name="Quotations"><text:span text:style-name="Source_20_Text"><text:s text:c="8"/>}</text:span></text:p>
      <text:p text:style-name="Quotations"><text:span text:style-name="Source_20_Text"/></text:p>
      <text:p text:style-name="Quotations"><text:span text:style-name="Source_20_Text"><text:s text:c="8"/>public String getName() {</text:span></text:p>
      <text:p text:style-name="Quotations"><text:span text:style-name="Source_20_Text"><text:s text:c="12"/>return name;</text:span></text:p>
      <text:p text:style-name="Quotations"><text:span text:style-name="Source_20_Text"><text:s text:c="8"/>}</text:span></text:p>
      <text:p text:style-name="Quotations"><text:span text:style-name="Source_20_Text"/></text:p>
      <text:p text:style-name="Quotations"><text:span text:style-name="Source_20_Text"><text:s text:c="8"/>public void follow(User toFollow) {</text:span></text:p>
      <text:p text:style-name="Quotations"><text:span text:style-name="Source_20_Text"><text:s text:c="12"/>System.out.println(name + " folgt " + toFollow.getName());</text:span></text:p>
      <text:p text:style-name="Quotations"><text:span text:style-name="Source_20_Text"><text:s text:c="12"/>following.add(toFollow);</text:span></text:p>
      <text:p text:style-name="Quotations"><text:span text:style-name="Source_20_Text"><text:s text:c="8"/>}</text:span></text:p>
      <text:p text:style-name="Quotations"><text:span text:style-name="Source_20_Text"><text:s text:c="4"/>}</text:span></text:p>
      <text:p text:style-name="Quotations"><text:span text:style-name="Source_20_Text"/></text:p>
      <text:p text:style-name="Quotations"><text:span text:style-name="Source_20_Text"><text:s text:c="4"/>private static class Connection {</text:span></text:p>
      <text:p text:style-name="Quotations"><text:span text:style-name="Source_20_Text"><text:s text:c="8"/>private User user1;</text:span></text:p>
      <text:p text:style-name="Quotations"><text:span text:style-name="Source_20_Text"><text:s text:c="8"/>private User user2;</text:span></text:p>
      <text:p text:style-name="Quotations"><text:span text:style-name="Source_20_Text"><text:s text:c="8"/>private boolean follows;</text:span></text:p>
      <text:p text:style-name="Quotations"><text:span text:style-name="Source_20_Text"/></text:p>
      <text:p text:style-name="Quotations"><text:span text:style-name="Source_20_Text"><text:s text:c="8"/>public Connection(User user1, User user2, boolean follows) {</text:span></text:p>
      <text:p text:style-name="Quotations"><text:span text:style-name="Source_20_Text"><text:s text:c="12"/>this.user1 = user1;</text:span></text:p>
      <text:p text:style-name="Quotations"><text:span text:style-name="Source_20_Text"><text:s text:c="12"/>this.user2 = user2;</text:span></text:p>
      <text:p text:style-name="Quotations"><text:span text:style-name="Source_20_Text"><text:s text:c="12"/>this.follows = follows;</text:span></text:p>
      <text:p text:style-name="Quotations"><text:span text:style-name="Source_20_Text"><text:s text:c="8"/>}</text:span></text:p>
      <text:p text:style-name="Quotations"><text:span text:style-name="Source_20_Text"/></text:p>
      <text:p text:style-name="Quotations"><text:span text:style-name="Source_20_Text"><text:s text:c="8"/>public User getUser1() {</text:span></text:p>
      <text:p text:style-name="Quotations"><text:span text:style-name="Source_20_Text"><text:s text:c="12"/>return user1;</text:span></text:p>
      <text:p text:style-name="Quotations"><text:span text:style-name="Source_20_Text"><text:s text:c="8"/>}</text:span></text:p>
      <text:p text:style-name="Quotations"><text:span text:style-name="Source_20_Text"/></text:p>
      <text:p text:style-name="Quotations"><text:span text:style-name="Source_20_Text"><text:s text:c="8"/>public User getUser2() {</text:span></text:p>
      <text:p text:style-name="Quotations"><text:span text:style-name="Source_20_Text"><text:s text:c="12"/>return user2;</text:span></text:p>
      <text:p text:style-name="Quotations"><text:span text:style-name="Source_20_Text"><text:s text:c="8"/>}</text:span></text:p>
      <text:p text:style-name="Quotations"><text:span text:style-name="Source_20_Text"/></text:p>
      <text:p text:style-name="Quotations"><text:span text:style-name="Source_20_Text"><text:s text:c="8"/>public boolean isFollowing() {</text:span></text:p>
      <text:p text:style-name="Quotations"><text:span text:style-name="Source_20_Text"><text:s text:c="12"/>return follows;</text:span></text:p>
      <text:p text:style-name="Quotations"><text:span text:style-name="Source_20_Text"><text:s text:c="8"/>}</text:span></text:p>
      <text:p text:style-name="Quotations"><text:span text:style-name="Source_20_Text"><text:s text:c="4"/>}</text:span></text:p>
      <text:p text:style-name="Quotations"><text:span text:style-name="Source_20_Text"/></text:p>
      <text:p text:style-name="Quotations"><text:span text:style-name="Source_20_Text"><text:s text:c="4"/>private static boolean doesFollow(User user1, User user2) {</text:span></text:p>
      <text:p text:style-name="Quotations"><text:span text:style-name="Source_20_Text"><text:s text:c="8"/>// Pruefe ob die Abfrage bereits gemacht wurde, um Kosten zu vermeiden</text:span></text:p>
      <text:p text:style-name="Quotations"><text:span text:style-name="Source_20_Text"><text:s text:c="8"/>for (Connection connection : followCache) {</text:span></text:p>
      <text:p text:style-name="Quotations"><text:span text:style-name="Source_20_Text"><text:s text:c="12"/>if (connection.getUser1() == user1 &amp;&amp; connection.getUser2() == user2) {</text:span></text:p>
      <text:p text:style-name="Quotations"><text:span text:style-name="Source_20_Text"><text:s text:c="16"/>return connection.isFollowing();</text:span></text:p>
      <text:p text:style-name="Quotations"><text:span text:style-name="Source_20_Text"><text:s text:c="12"/>}</text:span></text:p>
      <text:p text:style-name="Quotations"><text:span text:style-name="Source_20_Text"><text:s text:c="8"/>}</text:span></text:p>
      <text:p text:style-name="Quotations"><text:span text:style-name="Source_20_Text"/></text:p>
      <text:p text:style-name="Quotations"><text:span text:style-name="Source_20_Text"><text:s text:c="8"/>costs += 1;</text:span></text:p>
      <text:p text:style-name="Quotations"><text:span text:style-name="Source_20_Text"><text:s text:c="8"/>boolean follows = user1.following.contains(user2);</text:span></text:p>
      <text:p text:style-name="Quotations"><text:soft-page-break/><text:span text:style-name="Source_20_Text"><text:s text:c="8"/>System.out.println(user1.getName() + "-&gt;" + user2.getName() + "? " + follows);</text:span></text:p>
      <text:p text:style-name="Quotations"><text:span text:style-name="Source_20_Text"><text:s text:c="8"/>// Fuege die Anfrage dem Cache hinzu, um Kosten zu sparen (theoretisch reichen positiven Anfragen, aufgrund des Algorithmus)</text:span></text:p>
      <text:p text:style-name="Quotations"><text:span text:style-name="Source_20_Text"><text:s text:c="8"/>followCache.add(new Connection(user1, user2, follows));</text:span></text:p>
      <text:p text:style-name="Quotations"><text:span text:style-name="Source_20_Text"><text:s text:c="8"/>return follows;</text:span></text:p>
      <text:p text:style-name="Quotations"><text:span text:style-name="Source_20_Text"><text:s text:c="4"/>}</text:span></text:p>
      <text:p text:style-name="Quotations"><text:span text:style-name="Source_20_Text"/></text:p>
      <text:p text:style-name="Quotations"><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Noto Sans CJK SC Regular" svg:font-family="'Noto Sans CJK SC 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properties style:font-name="Liberation Serif" fo:font-family="'Liberation Serif'" style:font-family-generic="roman" style:font-pitch="variable" fo:font-size="10pt" style:letter-kerning="true" style:font-name-asian="Noto Sans CJK SC Regular" style:font-family-asian="'Noto Sans CJK SC Regular'" style:font-family-generic-asian="roman" style:font-size-asian="12pt" style:language-asian="zh" style:country-asian="CN" style:font-name-complex="FreeSans" style:font-family-complex="FreeSans" style:font-family-generic-complex="roma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margin-left="0cm" fo:margin-right="0cm" fo:hyphenation-ladder-count="no-limit" fo:text-indent="0cm" style:auto-text-indent="false">
        <style:tab-stops>
          <style:tab-stop style:position="0.762cm"/>
        </style:tab-stops>
      </style:paragraph-properties>
      <style:text-properties style:font-name="Liberation Serif" fo:font-family="'Liberation Serif'" style:font-family-generic="roman" style:font-pitch="variable" fo:font-size="16pt" fo:font-weight="bold" style:font-size-asian="16pt" style:font-weight-asian="bold" style:font-size-complex="18pt"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hyphenation-ladder-count="no-limit" fo:text-indent="0cm" style:auto-text-indent="false">
        <style:tab-stops>
          <style:tab-stop style:position="1.016cm"/>
        </style:tab-stops>
      </style:paragraph-properties>
      <style:text-properties style:font-name="Liberation Serif" fo:font-family="'Liberation Serif'" style:font-family-generic="roman" style:font-pitch="variable" fo:font-weight="bold" style:font-weight-asian="bold" style:font-size-complex="16pt" fo:hyphenate="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cm" loext:contextual-spacing="false" fo:hyphenation-ladder-count="no-limit" fo:text-indent="0cm" style:auto-text-indent="false">
        <style:tab-stops>
          <style:tab-stop style:position="1.27cm"/>
        </style:tab-stops>
      </style:paragraph-properties>
      <style:text-properties style:font-name="Liberation Serif" fo:font-family="'Liberation Serif'" style:font-family-generic="roman" style:font-pitch="variable" fo:font-size="12pt" fo:font-weight="bold" style:font-size-asian="12pt" style:font-weight-asian="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Liberation Serif" fo:font-family="'Liberation Serif'" style:font-family-generic="roman" style:font-pitch="variable" fo:font-size="28pt" fo:font-weight="bold" style:font-size-asian="28pt" style:font-weight-asian="bold" style:font-size-complex="28pt"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style:font-name="Liberation Serif" fo:font-family="'Liberation Serif'" style:font-family-generic="roman" style:font-pitch="variable" fo:font-size="18pt" style:font-size-asian="18pt" style:font-size-complex="18pt" fo:hyphenate="false"/>
    </style:style>
    <style:style style:name="RGV-Überschrift" style:family="paragraph" style:parent-style-name="Heading">
      <style:paragraph-properties fo:hyphenation-ladder-count="no-limit" text:number-lines="false" text:line-number="0"/>
      <style:text-properties style:font-name="Liberation Serif" fo:font-family="'Liberation Serif'" style:font-family-generic="roman" style:font-pitch="variable" fo:font-size="16pt" fo:font-weight="bold" style:font-size-asian="16pt" style:font-weight-asian="bold" style:font-size-complex="16pt" fo:hyphenate="false"/>
    </style:style>
    <style:style style:name="Verzeichnis_20_1" style:display-name="Verzeichnis 1" style:family="paragraph" style:parent-style-name="Index">
      <style:paragraph-properties fo:hyphenation-ladder-count="no-limit">
        <style:tab-stops>
          <style:tab-stop style:position="15.926cm" style:type="right" style:leader-style="dotted" style:leader-text="."/>
        </style:tab-stops>
      </style:paragraph-properties>
      <style:text-properties fo:font-size="10pt" style:font-size-asian="10pt" fo:hyphenate="false"/>
    </style:style>
    <style:style style:name="Header"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font-size="12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62cm" style:type="center"/>
          <style:tab-stop style:position="15.926cm" style:type="right"/>
        </style:tab-stops>
      </style:paragraph-properties>
      <style:text-properties fo:hyphenate="false"/>
    </style:style>
    <style:style style:name="Verzeichnis_20_2" style:display-name="Verzeichnis 2" style:family="paragraph" style:parent-style-name="Index">
      <style:paragraph-properties fo:margin-left="0.499cm" fo:margin-right="0cm" fo:hyphenation-ladder-count="no-limit" fo:text-indent="0cm" style:auto-text-indent="false">
        <style:tab-stops>
          <style:tab-stop style:position="15.427cm" style:type="right" style:leader-style="dotted" style:leader-text="."/>
        </style:tab-stops>
      </style:paragraph-properties>
      <style:text-properties fo:font-size="10pt" style:font-size-asian="10pt"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Noto Sans CJK SC Regular" style:font-family-asian="'Noto Sans CJK SC Regular'" style:font-family-generic-asian="roman"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min-label-width="1.27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Header">
      <style:text-properties fo:language="de" fo:country="DE" officeooo:paragraph-rsid="0040eca9"/>
    </style:style>
    <style:style style:name="MP3" style:family="paragraph" style:parent-style-name="Footer">
      <style:paragraph-properties>
        <style:tab-stops>
          <style:tab-stop style:position="7.938cm" style:type="center"/>
          <style:tab-stop style:position="15.753cm" style:type="right"/>
        </style:tab-stops>
      </style:paragraph-properties>
    </style:style>
    <style:style style:name="MP4" style:family="paragraph" style:parent-style-name="Header">
      <style:paragraph-properties fo:text-align="center" style:justify-single-word="false"/>
      <style:text-properties fo:language="de" fo:country="DE" officeooo:rsid="003327f1" officeooo:paragraph-rsid="003327f1"/>
    </style:style>
    <style:style style:name="MP5" style:family="paragraph" style:parent-style-name="Footer">
      <style:paragraph-properties>
        <style:tab-stops>
          <style:tab-stop style:position="7.938cm" style:type="center"/>
          <style:tab-stop style:position="17cm" style:type="right"/>
        </style:tab-stops>
      </style:paragraph-properties>
    </style:style>
    <style:style style:name="MT1" style:family="text">
      <style:text-properties fo:language="de" fo:country="DE"/>
    </style:style>
    <style:style style:name="Mfr1" style:family="graphic" style:parent-style-name="Graphics">
      <style:graphic-properties style:protect="position" style:wrap="parallel" style:number-wrapped-paragraphs="no-limit" style:wrap-contour="false" style:vertical-pos="from-top"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499cm" fo:margin-bottom="1.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011cm" fo:margin-left="0cm" fo:margin-right="0cm" fo:margin-bottom="0cm" style:dynamic-spacing="true"/>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4f81bd" style:footnote-max-height="0cm">
        <style:columns fo:column-count="1" fo:column-gap="0cm"/>
        <style:footnote-sep style:width="0.018cm" style:line-style="solid" style:adjustment="left" style:rel-width="33%" style:color="#000000"/>
      </style:page-layout-properties>
      <style:header-style>
        <style:header-footer-properties fo:min-height="1.45cm" fo:margin-left="0cm" fo:margin-right="0cm" fo:margin-bottom="0cm" fo:background-color="transparent" style:dynamic-spacing="true" draw:fill="none" draw:fill-color="#4f81bd"/>
      </style:header-style>
      <style:footer-style>
        <style:header-footer-properties fo:min-height="0.801cm" fo:margin-left="0cm" fo:margin-right="0cm" fo:margin-top="0cm" fo:background-color="transparent" style:dynamic-spacing="true" draw:fill="none" draw:fill-color="#4f81bd"/>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MP0" style:page-layout-name="Mpm2">
      <style:header>
        <text:p text:style-name="MP2"><text:bookmark-ref text:reference-format="text" text:ref-name="Ref_AufgabeName">Aufgabe 1: Superstar</text:bookmark-ref><text:tab/><text:tab/><text:bookmark-ref text:reference-format="text" text:ref-name="Ref_TeamID">Team-ID: 00381</text:bookmark-ref></text:p>
      </style:header>
      <style:footer>
        <text:p text:style-name="MP3"><text:span text:style-name="Absatz-Standardschriftart"><text:span text:style-name="MT1"><text:tab/></text:span></text:span><text:span text:style-name="Absatz-Standardschriftart"><text:span text:style-name="MT1"><text:page-number text:select-page="current">5</text:page-number></text:span></text:span><text:span text:style-name="Absatz-Standardschriftart"><text:span text:style-name="MT1">/</text:span></text:span><text:span text:style-name="Absatz-Standardschriftart"><text:span text:style-name="MT1"><text:page-count>5</text:page-count></text:span></text:span></text:p>
      </style:footer>
    </style:master-page>
    <style:master-page style:name="MPF0" style:page-layout-name="Mpm3" style:next-style-name="MP0">
      <style:header>
        <text:p text:style-name="MP1"/>
      </style:header>
      <loext:header-first>
        <text:p text:style-name="MP4"/>
      </loext:header-first>
      <style:footer>
        <text:p text:style-name="MP5"><draw:frame draw:style-name="Mfr1" draw:name="Bild1" text:anchor-type="paragraph" svg:y="0cm" svg:width="4.761cm" svg:height="2.12cm" draw:z-index="0"><draw:image xlink:href="https://www.barcodesinc.com/generator/image.php?code=00000&amp;style=452&amp;type=C128B&amp;width=180&amp;height=80&amp;xres=2&amp;font=5" xlink:type="simple" xlink:show="embed" xlink:actuate="onLoad" loext:mime-type="image/png"/><svg:title>Barcode</svg:title></draw:frame><text:span text:style-name="MT1"><text:tab/></text:span><text:span text:style-name="Absatz-Standardschriftart"><text:span text:style-name="MT1"><text:page-number text:select-page="current">0</text:page-number></text:span></text:span><text:span text:style-name="Absatz-Standardschriftart"><text:span text:style-name="MT1"><text:tab/></text:span></text:span></text:p>
      </style:footer>
      <loext:footer-first>
        <text:p text:style-name="MP5"><text:span text:style-name="MT1"><text:tab/></text:span><text:span text:style-name="Absatz-Standardschriftart"><text:span text:style-name="MT1"><text:page-number text:select-page="current">1</text:page-number></text:span></text:span><text:span text:style-name="Absatz-Standardschriftart"><text:span text:style-name="MT1">/</text:span></text:span><text:span text:style-name="Absatz-Standardschriftart"><text:span text:style-name="MT1"><text:page-count>5</text:page-count></text:span></text:span><text:span text:style-name="Absatz-Standardschriftart"><text:span text:style-name="MT1"><text:tab/></text:span></text:span></text:p>
      </loext:footer-firs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meta:creation-date>2018-10-28T15:59:14.448000000</meta:creation-date>
    <meta:editing-cycles>1</meta:editing-cycles>
    <meta:editing-duration>P0D</meta:editing-duration>
    <meta:document-statistic meta:table-count="1" meta:image-count="1" meta:object-count="1" meta:page-count="5" meta:paragraph-count="158" meta:word-count="1007" meta:character-count="7868" meta:non-whitespace-character-count="6219"/>
  </office:meta>
</office:document-meta>
</file>

<file path=Object 1/content.xml><?xml version="1.0" encoding="utf-8"?>
<math xmlns="http://www.w3.org/1998/Math/MathML" display="block">
  <semantics>
    <mrow>
      <mn>2</mn>
      <mo stretchy="false">∗</mo>
      <mrow>
        <mo fence="true" stretchy="false">(</mo>
        <mrow>
          <mrow>
            <mrow>
              <mo fence="true" stretchy="false">(</mo>
              <mrow>
                <mrow>
                  <mi>n</mi>
                  <mo stretchy="false">−</mo>
                  <mn>1</mn>
                </mrow>
              </mrow>
              <mo fence="true" stretchy="false">)</mo>
            </mrow>
            <mo stretchy="false">∗</mo>
            <mi>n</mi>
            <mo stretchy="false">/</mo>
            <mn>2</mn>
          </mrow>
        </mrow>
        <mo fence="true" stretchy="false">)</mo>
      </mrow>
    </mrow>
    <annotation encoding="StarMath 5.0">2*((n-1)*n/2)</annotation>
  </semantics>
</math>
</file>